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4d8" officeooo:paragraph-rsid="000b84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ing to push limi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06:52:02.785811639</meta:creation-date>
    <dc:date>2023-05-23T06:52:49.543571329</dc:date>
    <meta:editing-duration>PT51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6.4.7.2$Linux_X86_64 LibreOffice_project/40$Build-2</meta:generator>
  </office:meta>
</office:document-meta>
</file>